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36cm"/>
    </style:style>
    <style:style style:name="gr7" style:family="graphic" style:parent-style-name="standard">
      <style:graphic-properties draw:stroke="none" svg:stroke-color="#000000" draw:fill="none" draw:fill-color="#ffffff" fo:min-height="2.7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2pt" fo:text-shadow="none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fo:text-shadow="none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2cm" svg:x="1.813cm" svg:y="6.2cm">
          <text:p text:style-name="P1"><text:span text:style-name="T1">Main-Loop</text:span></text:p>
        </draw:rect>
        <draw:line draw:style-name="gr2" draw:text-style-name="P1" draw:layer="layout" svg:x1="4.5cm" svg:y1="3.3cm" svg:x2="4.5cm" svg:y2="6.3cm">
          <text:p/>
        </draw:line>
        <draw:frame draw:style-name="gr3" draw:layer="layout" svg:width="2.551cm" svg:height="0.962cm" svg:x="4.5cm" svg:y="4.3cm">
          <draw:text-box>
            <text:p>Port 21</text:p>
          </draw:text-box>
        </draw:frame>
        <draw:rect draw:style-name="gr1" draw:text-style-name="P1" draw:layer="layout" svg:width="6.5cm" svg:height="2cm" svg:x="5.313cm" svg:y="19.5cm">
          <text:p text:style-name="P1"><text:span text:style-name="T1">FTP-Driver</text:span></text:p>
          <text:p text:style-name="P1">(Übersetzt Befehle)</text:p>
        </draw:rect>
        <draw:rect draw:style-name="gr1" draw:text-style-name="P2" draw:layer="layout" svg:width="9cm" svg:height="3cm" svg:x="3.813cm" svg:y="24.5cm">
          <text:p text:style-name="P2"><text:span text:style-name="T1">Unter-Module</text:span></text:p>
          <text:p text:style-name="P2"><text:span text:style-name="T2">(Abstraktion der Befehlssätze)</text:span></text:p>
        </draw:rect>
        <draw:rect draw:style-name="gr1" draw:text-style-name="P1" draw:layer="layout" svg:width="9cm" svg:height="2.5cm" svg:x="3.813cm" svg:y="15cm">
          <text:p text:style-name="P1"><text:span text:style-name="T1">FTP-Connection-Module</text:span></text:p>
        </draw:rect>
        <draw:line draw:style-name="gr4" draw:text-style-name="P1" draw:layer="layout" svg:x1="2.313cm" svg:y1="8.2cm" svg:x2="2.313cm" svg:y2="10.5cm">
          <text:p/>
        </draw:line>
        <draw:line draw:style-name="gr4" draw:text-style-name="P1" draw:layer="layout" svg:x1="5.513cm" svg:y1="17.5cm" svg:x2="5.513cm" svg:y2="19.5cm">
          <text:p/>
        </draw:line>
        <draw:frame draw:style-name="gr5" draw:layer="layout" svg:width="5.269cm" svg:height="0.962cm" svg:x="5.413cm" svg:y="17.8cm">
          <draw:text-box>
            <text:p>1, ..., n Prozesse</text:p>
          </draw:text-box>
        </draw:frame>
        <draw:frame draw:style-name="gr6" draw:text-style-name="P1" draw:layer="layout" svg:width="5.336cm" svg:height="1.673cm" svg:x="5.313cm" svg:y="12.827cm">
          <draw:text-box>
            <text:p text:style-name="P1">(Port-Zuweisung:</text:p>
            <text:p text:style-name="P1">1,...,n Prozesse)</text:p>
          </draw:text-box>
        </draw:frame>
        <draw:line draw:style-name="gr4" draw:text-style-name="P1" draw:layer="layout" svg:x1="6.813cm" svg:y1="21.5cm" svg:x2="6.813cm" svg:y2="24.5cm">
          <text:p/>
        </draw:line>
        <draw:line draw:style-name="gr4" draw:text-style-name="P1" draw:layer="layout" svg:x1="10.213cm" svg:y1="24.5cm" svg:x2="10.213cm" svg:y2="21.5cm">
          <text:p/>
        </draw:line>
        <draw:frame draw:style-name="gr3" draw:layer="layout" svg:width="3.254cm" svg:height="0.962cm" svg:x="11.846cm" svg:y="8.538cm">
          <draw:text-box>
            <text:p>Port 2042</text:p>
          </draw:text-box>
        </draw:frame>
        <draw:line draw:style-name="gr4" draw:text-style-name="P1" draw:layer="layout" svg:x1="11.313cm" svg:y1="19.5cm" svg:x2="11.313cm" svg:y2="17.5cm">
          <text:p/>
        </draw:line>
        <draw:rect draw:style-name="gr1" draw:text-style-name="P2" draw:layer="layout" svg:width="6cm" svg:height="2cm" svg:x="1.313cm" svg:y="10.5cm">
          <text:p text:style-name="P1"><text:span text:style-name="T1">Authentifizierung</text:span></text:p>
        </draw:rect>
        <draw:frame draw:style-name="gr3" draw:layer="layout" svg:width="3.978cm" svg:height="1.673cm" svg:x="2.213cm" svg:y="8.5cm">
          <draw:text-box>
            <text:p text:style-name="P1"><text:span text:style-name="T2">Username +</text:span></text:p>
            <text:p text:style-name="P1"><text:span text:style-name="T2">Password</text:span></text:p>
          </draw:text-box>
        </draw:frame>
        <draw:line draw:style-name="gr4" draw:text-style-name="P1" draw:layer="layout" svg:x1="11.913cm" svg:y1="15cm" svg:x2="11.913cm" svg:y2="3.5cm">
          <text:p/>
        </draw:line>
        <draw:line draw:style-name="gr4" draw:text-style-name="P1" draw:layer="layout" svg:x1="5.313cm" svg:y1="12.5cm" svg:x2="5.313cm" svg:y2="15cm">
          <text:p/>
        </draw:line>
        <draw:frame draw:style-name="gr7" draw:layer="layout" svg:width="3cm" svg:height="4.517cm" svg:x="16cm" svg:y="18.383cm">
          <draw:text-box>
            <text:p>Mehrere Module,</text:p>
            <text:p>Per switch-case abrufbar</text:p>
          </draw:text-box>
        </draw:frame>
        <draw:line draw:style-name="gr8" draw:text-style-name="P1" draw:layer="layout" svg:x1="15.5cm" svg:y1="1cm" svg:x2="15.5cm" svg:y2="28.7cm">
          <text:p/>
        </draw:line>
        <draw:frame draw:style-name="gr9" draw:text-style-name="P3" draw:layer="layout" svg:width="4.2cm" svg:height="1.119cm" svg:x="5.6cm" svg:y="1cm">
          <draw:text-box>
            <text:p text:style-name="P3"><text:span text:style-name="T3">eFreeTP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02T13:56:15</meta:creation-date>
    <dc:date>2009-03-02T14:26:51</dc:date>
    <meta:editing-duration>PT00H30M41S</meta:editing-duration>
    <meta:editing-cycles>10</meta:editing-cycles>
    <meta:generator>OpenOffice.org/3.0$Unix OpenOffice.org_project/300m15$Build-9379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